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pple Chancery" svg:font-family="'Apple Chancer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 style:list-style-name="L1">
      <style:text-properties fo:font-weight="normal" style:font-weight-asian="normal" style:font-weight-complex="normal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 style:parent-style-name="Standard" style:list-style-name="L1">
      <style:text-properties fo:font-weight="normal" style:font-weight-asian="normal" style:font-weight-complex="normal"/>
    </style:style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style:style style:name="P30" style:family="paragraph" style:parent-style-name="Standard" style:list-style-name="L1"/>
    <style:style style:name="P31" style:family="paragraph" style:parent-style-name="Standard" style:list-style-name="L1"/>
    <style:style style:name="P32" style:family="paragraph" style:parent-style-name="Standard" style:list-style-name="L1"/>
    <style:style style:name="P33" style:family="paragraph" style:parent-style-name="Standard" style:list-style-name="L1"/>
    <style:style style:name="P34" style:family="paragraph" style:parent-style-name="Standard" style:list-style-name="L1"/>
    <style:style style:name="P35" style:family="paragraph" style:parent-style-name="Standard" style:list-style-name="L1"/>
    <style:style style:name="P36" style:family="paragraph" style:parent-style-name="Standard" style:list-style-name="L1"/>
    <style:style style:name="P37" style:family="paragraph" style:parent-style-name="Standard" style:list-style-name="L1"/>
    <style:style style:name="P38" style:family="paragraph" style:parent-style-name="Standard" style:list-style-name="L1"/>
    <style:style style:name="P39" style:family="paragraph" style:parent-style-name="Standard" style:list-style-name="L1"/>
    <style:style style:name="P40" style:family="paragraph" style:parent-style-name="Standard" style:list-style-name="L1"/>
    <style:style style:name="P41" style:family="paragraph" style:parent-style-name="Standard" style:list-style-name="L1"/>
    <style:style style:name="P42" style:family="paragraph" style:parent-style-name="Standard" style:list-style-name="L1"/>
    <style:style style:name="P43" style:family="paragraph" style:parent-style-name="Standard" style:list-style-name="L1"/>
    <style:style style:name="P44" style:family="paragraph" style:parent-style-name="Standard" style:list-style-name="L1"/>
    <style:style style:name="P45" style:family="paragraph" style:parent-style-name="Standard" style:list-style-name="L1"/>
    <style:style style:name="P46" style:family="paragraph" style:parent-style-name="Standard" style:list-style-name="L1"/>
    <style:style style:name="P47" style:family="paragraph" style:parent-style-name="Standard" style:list-style-name="L1"/>
    <style:style style:name="P48" style:family="paragraph" style:parent-style-name="Standard" style:list-style-name="L1"/>
    <style:style style:name="P49" style:family="paragraph" style:parent-style-name="Standard" style:list-style-name="L1"/>
    <style:style style:name="P50" style:family="paragraph" style:parent-style-name="Standard" style:list-style-name="L1"/>
    <style:style style:name="P51" style:family="paragraph" style:parent-style-name="Standard" style:list-style-name="L1"/>
    <style:style style:name="P52" style:family="paragraph" style:parent-style-name="Standard" style:list-style-name="L1"/>
    <style:style style:name="P53" style:family="paragraph" style:parent-style-name="Standard" style:list-style-name="L1"/>
    <style:style style:name="P54" style:family="paragraph" style:parent-style-name="Standard" style:list-style-name="L1"/>
    <style:style style:name="P55" style:family="paragraph" style:parent-style-name="Standard" style:list-style-name="L1"/>
    <style:style style:name="P56" style:family="paragraph" style:parent-style-name="Standard" style:list-style-name="L1"/>
    <style:style style:name="P57" style:family="paragraph" style:parent-style-name="Standard" style:list-style-name="L1"/>
    <style:style style:name="P58" style:family="paragraph" style:parent-style-name="Standard" style:list-style-name="L1"/>
    <style:style style:name="P59" style:family="paragraph" style:parent-style-name="Standard" style:list-style-name="L1"/>
    <style:style style:name="P60" style:family="paragraph" style:parent-style-name="Standard" style:list-style-name="L1"/>
    <style:style style:name="P61" style:family="paragraph" style:parent-style-name="Standard" style:list-style-name="L1"/>
    <style:style style:name="P62" style:family="paragraph" style:parent-style-name="Standard" style:list-style-name="L1"/>
    <style:style style:name="P63" style:family="paragraph" style:parent-style-name="Standard" style:list-style-name="L1"/>
    <style:style style:name="P64" style:family="paragraph" style:parent-style-name="Standard" style:list-style-name="L1"/>
    <style:style style:name="P65" style:family="paragraph" style:parent-style-name="Standard" style:list-style-name="L1"/>
    <style:style style:name="P66" style:family="paragraph" style:parent-style-name="Standard" style:list-style-name="L1"/>
    <style:style style:name="P67" style:family="paragraph" style:parent-style-name="Standard" style:list-style-name="L1"/>
    <style:style style:name="P68" style:family="paragraph" style:parent-style-name="Standard" style:list-style-name="L1"/>
    <style:style style:name="P69" style:family="paragraph" style:parent-style-name="Standard" style:list-style-name="L1"/>
    <style:style style:name="P70" style:family="paragraph" style:parent-style-name="Standard" style:list-style-name="L1"/>
    <style:style style:name="P71" style:family="paragraph" style:parent-style-name="Standard" style:list-style-name="L1"/>
    <style:style style:name="P72" style:family="paragraph" style:parent-style-name="Standard" style:list-style-name="L1"/>
    <style:style style:name="P73" style:family="paragraph" style:parent-style-name="Standard" style:list-style-name="L1"/>
    <style:style style:name="P74" style:family="paragraph" style:parent-style-name="Standard" style:list-style-name="L1"/>
    <style:style style:name="P75" style:family="paragraph" style:parent-style-name="Standard" style:list-style-name="L1"/>
    <style:style style:name="P76" style:family="paragraph" style:parent-style-name="Standard" style:list-style-name="L1"/>
    <style:style style:name="P77" style:family="paragraph" style:parent-style-name="Standard" style:list-style-name="L1"/>
    <style:style style:name="P78" style:family="paragraph" style:parent-style-name="Standard" style:list-style-name="L1"/>
    <style:style style:name="P79" style:family="paragraph" style:parent-style-name="Standard" style:list-style-name="L1"/>
    <style:style style:name="P80" style:family="paragraph" style:parent-style-name="Standard" style:list-style-name="L1"/>
    <style:style style:name="P81" style:family="paragraph" style:parent-style-name="Standard" style:list-style-name="L1"/>
    <style:style style:name="P82" style:family="paragraph" style:parent-style-name="Standard" style:list-style-name="L1"/>
    <style:style style:name="P83" style:family="paragraph" style:parent-style-name="Standard" style:list-style-name="L1"/>
    <style:style style:name="P84" style:family="paragraph" style:parent-style-name="Standard" style:list-style-name="L1"/>
    <style:style style:name="P85" style:family="paragraph" style:parent-style-name="Standard" style:list-style-name="L1"/>
    <style:style style:name="P86" style:family="paragraph" style:parent-style-name="Standard" style:list-style-name="L1"/>
    <style:style style:name="P87" style:family="paragraph" style:parent-style-name="Standard" style:list-style-name="L1"/>
    <style:style style:name="P88" style:family="paragraph" style:parent-style-name="Standard" style:list-style-name="L1"/>
    <style:style style:name="P89" style:family="paragraph" style:parent-style-name="Standard" style:list-style-name="L1"/>
    <style:style style:name="P90" style:family="paragraph" style:parent-style-name="Standard" style:list-style-name="L1"/>
    <style:style style:name="P91" style:family="paragraph" style:parent-style-name="Standard" style:list-style-name="L1"/>
    <style:style style:name="P92" style:family="paragraph" style:parent-style-name="Standard" style:list-style-name="L1"/>
    <style:style style:name="P93" style:family="paragraph" style:parent-style-name="Standard" style:list-style-name="L1"/>
    <style:style style:name="P94" style:family="paragraph" style:parent-style-name="Standard" style:list-style-name="L1"/>
    <style:style style:name="P95" style:family="paragraph" style:parent-style-name="Standard" style:list-style-name="L1"/>
    <style:style style:name="P96" style:family="paragraph" style:parent-style-name="Standard" style:list-style-name="L1"/>
    <style:style style:name="P97" style:family="paragraph" style:parent-style-name="Standard" style:list-style-name="L1"/>
    <style:style style:name="P98" style:family="paragraph" style:parent-style-name="Standard" style:list-style-name="L1"/>
    <style:style style:name="P99" style:family="paragraph" style:parent-style-name="Standard" style:list-style-name="L1"/>
    <style:style style:name="P100" style:family="paragraph" style:parent-style-name="Standard" style:list-style-name="L1"/>
    <style:style style:name="P101" style:family="paragraph" style:parent-style-name="Standard" style:list-style-name="L1"/>
    <style:style style:name="P102" style:family="paragraph" style:parent-style-name="Standard" style:list-style-name="L1"/>
    <style:style style:name="P103" style:family="paragraph" style:parent-style-name="Standard" style:list-style-name="L1"/>
    <style:style style:name="P104" style:family="paragraph" style:parent-style-name="Standard" style:list-style-name="L1"/>
    <style:style style:name="P105" style:family="paragraph" style:parent-style-name="Standard" style:list-style-name="L1"/>
    <style:style style:name="P106" style:family="paragraph" style:parent-style-name="Standard" style:list-style-name="L1"/>
    <style:style style:name="P107" style:family="paragraph" style:parent-style-name="Standard" style:list-style-name="L1"/>
    <style:style style:name="P108" style:family="paragraph" style:parent-style-name="Standard" style:list-style-name="L1"/>
    <style:style style:name="P109" style:family="paragraph" style:parent-style-name="Standard" style:list-style-name="L1"/>
    <style:style style:name="P110" style:family="paragraph" style:parent-style-name="Standard" style:list-style-name="L1"/>
    <style:style style:name="P111" style:family="paragraph" style:parent-style-name="Standard" style:list-style-name="L1"/>
    <style:style style:name="P112" style:family="paragraph" style:parent-style-name="Standard" style:list-style-name="L1"/>
    <style:style style:name="P113" style:family="paragraph" style:parent-style-name="Standard" style:list-style-name="L1"/>
    <style:style style:name="P114" style:family="paragraph" style:parent-style-name="Standard" style:list-style-name="L1"/>
    <style:style style:name="P115" style:family="paragraph" style:parent-style-name="Standard" style:list-style-name="L1"/>
    <style:style style:name="P116" style:family="paragraph" style:parent-style-name="Standard" style:list-style-name="L1"/>
    <style:style style:name="P117" style:family="paragraph" style:parent-style-name="Standard" style:list-style-name="L1"/>
    <style:style style:name="P118" style:family="paragraph" style:parent-style-name="Standard" style:list-style-name="L1"/>
    <style:style style:name="P119" style:family="paragraph" style:parent-style-name="Standard" style:list-style-name="L1"/>
    <style:style style:name="P120" style:family="paragraph" style:parent-style-name="Standard" style:list-style-name="L1"/>
    <style:style style:name="P121" style:family="paragraph" style:parent-style-name="Standard" style:list-style-name="L1"/>
    <style:style style:name="P122" style:family="paragraph" style:parent-style-name="Standard" style:list-style-name="L1"/>
    <style:style style:name="P123" style:family="paragraph" style:parent-style-name="Standard" style:list-style-name="L1"/>
    <style:style style:name="P124" style:family="paragraph" style:parent-style-name="Standard" style:list-style-name="L1"/>
    <style:style style:name="P125" style:family="paragraph" style:parent-style-name="Standard" style:list-style-name="L1"/>
    <style:style style:name="P126" style:family="paragraph" style:parent-style-name="Standard" style:list-style-name="L1"/>
    <style:style style:name="P127" style:family="paragraph" style:parent-style-name="Standard" style:list-style-name="L1"/>
    <style:style style:name="P128" style:family="paragraph" style:parent-style-name="Standard" style:list-style-name="L1"/>
    <style:style style:name="P129" style:family="paragraph" style:parent-style-name="Standard" style:list-style-name="L1"/>
    <style:style style:name="P130" style:family="paragraph" style:parent-style-name="Standard" style:list-style-name="L1"/>
    <style:style style:name="P131" style:family="paragraph" style:parent-style-name="Standard" style:list-style-name="L1"/>
    <style:style style:name="P132" style:family="paragraph" style:parent-style-name="Standard" style:list-style-name="L1"/>
    <style:style style:name="P133" style:family="paragraph" style:parent-style-name="Standard" style:list-style-name="L1"/>
    <style:style style:name="P134" style:family="paragraph" style:parent-style-name="Standard" style:list-style-name="L1"/>
    <style:style style:name="P135" style:family="paragraph" style:parent-style-name="Standard" style:list-style-name="L1"/>
    <style:style style:name="P136" style:family="paragraph" style:parent-style-name="Standard" style:list-style-name="L1"/>
    <style:style style:name="P137" style:family="paragraph" style:parent-style-name="Standard" style:list-style-name="L1"/>
    <style:style style:name="P138" style:family="paragraph" style:parent-style-name="Standard" style:list-style-name="L1"/>
    <style:style style:name="P139" style:family="paragraph" style:parent-style-name="Standard" style:list-style-name="L1"/>
    <style:style style:name="P140" style:family="paragraph" style:parent-style-name="Standard" style:list-style-name="L1"/>
    <style:style style:name="P141" style:family="paragraph" style:parent-style-name="Standard" style:list-style-name="L1"/>
    <style:style style:name="P142" style:family="paragraph" style:parent-style-name="Standard" style:list-style-name="L1"/>
    <style:style style:name="P143" style:family="paragraph" style:parent-style-name="Standard" style:list-style-name="L1"/>
    <style:style style:name="P144" style:family="paragraph" style:parent-style-name="Standard" style:list-style-name="L3"/>
    <style:style style:name="P145" style:family="paragraph" style:parent-style-name="Standard" style:list-style-name="L3"/>
    <style:style style:name="P146" style:family="paragraph" style:parent-style-name="Standard" style:list-style-name="L3"/>
    <style:style style:name="P147" style:family="paragraph" style:parent-style-name="Standard" style:list-style-name="L3"/>
    <style:style style:name="P148" style:family="paragraph" style:parent-style-name="Standard" style:list-style-name="L3"/>
    <style:style style:name="P149" style:family="paragraph" style:parent-style-name="Standard" style:list-style-name="L1"/>
    <style:style style:name="P150" style:family="paragraph" style:parent-style-name="Standard" style:list-style-name="L1"/>
    <style:style style:name="P151" style:family="paragraph" style:parent-style-name="Standard" style:list-style-name="L1"/>
    <style:style style:name="P152" style:family="paragraph" style:parent-style-name="Standard" style:list-style-name="L1"/>
    <style:style style:name="P153" style:family="paragraph" style:parent-style-name="Standard" style:list-style-name="L1"/>
    <style:style style:name="P154" style:family="paragraph" style:parent-style-name="Standard" style:list-style-name="L1"/>
    <style:style style:name="P155" style:family="paragraph" style:parent-style-name="Standard" style:list-style-name="L1"/>
    <style:style style:name="P156" style:family="paragraph" style:parent-style-name="Standard" style:list-style-name="L1"/>
    <style:style style:name="P157" style:family="paragraph" style:parent-style-name="Standard" style:list-style-name="L1"/>
    <style:style style:name="P158" style:family="paragraph" style:parent-style-name="Standard" style:list-style-name="L1"/>
    <style:style style:name="P159" style:family="paragraph" style:parent-style-name="Standard" style:list-style-name="L1"/>
    <style:style style:name="P160" style:family="paragraph" style:parent-style-name="Standard" style:list-style-name="L1"/>
    <style:style style:name="P161" style:family="paragraph" style:parent-style-name="Standard" style:list-style-name="L1"/>
    <style:style style:name="P162" style:family="paragraph" style:parent-style-name="Standard" style:list-style-name="L1"/>
    <style:style style:name="P163" style:family="paragraph" style:parent-style-name="Standard" style:list-style-name="L1"/>
    <style:style style:name="P164" style:family="paragraph" style:parent-style-name="Standard" style:list-style-name="L1"/>
    <style:style style:name="P165" style:family="paragraph" style:parent-style-name="Standard" style:list-style-name="L1"/>
    <style:style style:name="P166" style:family="paragraph" style:parent-style-name="Standard" style:list-style-name="L1"/>
    <style:style style:name="P167" style:family="paragraph" style:parent-style-name="Standard" style:list-style-name="L1"/>
    <style:style style:name="P168" style:family="paragraph" style:parent-style-name="Standard" style:list-style-name="L1"/>
    <style:style style:name="P169" style:family="paragraph" style:parent-style-name="Standard" style:list-style-name="L1"/>
    <style:style style:name="P170" style:family="paragraph" style:parent-style-name="Standard" style:list-style-name="L1"/>
    <style:style style:name="P171" style:family="paragraph" style:parent-style-name="Standard" style:list-style-name="L1"/>
    <style:style style:name="P172" style:family="paragraph" style:parent-style-name="Standard" style:list-style-name="L1"/>
    <style:style style:name="P173" style:family="paragraph" style:parent-style-name="Standard" style:list-style-name="L1"/>
    <style:style style:name="P174" style:family="paragraph" style:parent-style-name="Standard" style:list-style-name="L1"/>
    <style:style style:name="P175" style:family="paragraph" style:parent-style-name="Standard" style:list-style-name="L1"/>
    <style:style style:name="P176" style:family="paragraph" style:parent-style-name="Standard" style:list-style-name="L1"/>
    <style:style style:name="P177" style:family="paragraph" style:parent-style-name="Standard" style:list-style-name="L1"/>
    <style:style style:name="P178" style:family="paragraph" style:parent-style-name="Standard" style:list-style-name="L1"/>
    <style:style style:name="P179" style:family="paragraph" style:parent-style-name="Standard" style:list-style-name="L1"/>
    <style:style style:name="P180" style:family="paragraph" style:parent-style-name="Standard" style:list-style-name="L1"/>
    <style:style style:name="P181" style:family="paragraph" style:parent-style-name="Standard" style:list-style-name="L1"/>
    <style:style style:name="P182" style:family="paragraph" style:parent-style-name="Standard" style:list-style-name="L1"/>
    <style:style style:name="P183" style:family="paragraph" style:parent-style-name="Standard" style:list-style-name="L1"/>
    <style:style style:name="P184" style:family="paragraph" style:parent-style-name="Standard" style:list-style-name="L1"/>
    <style:style style:name="P185" style:family="paragraph" style:parent-style-name="Standard" style:list-style-name="L1"/>
    <style:style style:name="P186" style:family="paragraph" style:parent-style-name="Standard" style:list-style-name="L1"/>
    <style:style style:name="P187" style:family="paragraph" style:parent-style-name="Standard" style:list-style-name="L1"/>
    <style:style style:name="P188" style:family="paragraph" style:parent-style-name="Standard" style:list-style-name="L1"/>
    <style:style style:name="P189" style:family="paragraph" style:parent-style-name="Standard" style:list-style-name="L1"/>
    <style:style style:name="P190" style:family="paragraph" style:parent-style-name="Standard" style:list-style-name="L1"/>
    <style:style style:name="P191" style:family="paragraph" style:parent-style-name="Standard" style:list-style-name="L1"/>
    <style:style style:name="P192" style:family="paragraph" style:parent-style-name="Standard" style:list-style-name="L1"/>
    <style:style style:name="P193" style:family="paragraph" style:parent-style-name="Standard" style:list-style-name="L1"/>
    <style:style style:name="P194" style:family="paragraph" style:parent-style-name="Standard" style:list-style-name="L1"/>
    <style:style style:name="P195" style:family="paragraph" style:parent-style-name="Standard" style:list-style-name="L1"/>
    <style:style style:name="P196" style:family="paragraph" style:parent-style-name="Standard" style:list-style-name="L1"/>
    <style:style style:name="P197" style:family="paragraph" style:parent-style-name="Standard" style:list-style-name="L1"/>
    <style:style style:name="P198" style:family="paragraph" style:parent-style-name="Standard" style:list-style-name="L1"/>
    <style:style style:name="P199" style:family="paragraph" style:parent-style-name="Standard" style:list-style-name="L1"/>
    <style:style style:name="P200" style:family="paragraph" style:parent-style-name="Standard" style:list-style-name="L1"/>
    <style:style style:name="P201" style:family="paragraph" style:parent-style-name="Standard" style:list-style-name="L1"/>
    <style:style style:name="P202" style:family="paragraph" style:parent-style-name="Standard" style:list-style-name="L1"/>
    <style:style style:name="P203" style:family="paragraph" style:parent-style-name="Standard" style:list-style-name="L1"/>
    <style:style style:name="P204" style:family="paragraph" style:parent-style-name="Standard" style:list-style-name="L1"/>
    <style:style style:name="P205" style:family="paragraph" style:parent-style-name="Standard" style:list-style-name="L1"/>
    <style:style style:name="P206" style:family="paragraph" style:parent-style-name="Standard" style:list-style-name="L1"/>
    <style:style style:name="P207" style:family="paragraph" style:parent-style-name="Standard" style:list-style-name="L1"/>
    <style:style style:name="P208" style:family="paragraph" style:parent-style-name="Standard" style:list-style-name="L1"/>
    <style:style style:name="P209" style:family="paragraph" style:parent-style-name="Standard" style:list-style-name="L1"/>
    <style:style style:name="P210" style:family="paragraph" style:parent-style-name="Standard" style:list-style-name="L1"/>
    <style:style style:name="P211" style:family="paragraph" style:parent-style-name="Standard" style:list-style-name="L1"/>
    <style:style style:name="P212" style:family="paragraph" style:parent-style-name="Standard" style:list-style-name="L1"/>
    <style:style style:name="P213" style:family="paragraph" style:parent-style-name="Standard" style:list-style-name="L1"/>
    <style:style style:name="P214" style:family="paragraph" style:parent-style-name="Standard" style:list-style-name="L1"/>
    <style:style style:name="P215" style:family="paragraph" style:parent-style-name="Standard" style:list-style-name="L1"/>
    <style:style style:name="P216" style:family="paragraph" style:parent-style-name="Standard" style:list-style-name="L1"/>
    <style:style style:name="P217" style:family="paragraph" style:parent-style-name="Standard" style:list-style-name="L1"/>
    <style:style style:name="P218" style:family="paragraph" style:parent-style-name="Standard" style:list-style-name="L1"/>
    <style:style style:name="P219" style:family="paragraph" style:parent-style-name="Standard" style:list-style-name="L1"/>
    <style:style style:name="P220" style:family="paragraph" style:parent-style-name="Standard" style:list-style-name="L1"/>
    <style:style style:name="P221" style:family="paragraph" style:parent-style-name="Standard" style:list-style-name="L1"/>
    <style:style style:name="P222" style:family="paragraph" style:parent-style-name="Standard" style:list-style-name="L1"/>
    <style:style style:name="P223" style:family="paragraph" style:parent-style-name="Standard" style:list-style-name="L1"/>
    <style:style style:name="P224" style:family="paragraph" style:parent-style-name="Standard" style:list-style-name="L1"/>
    <style:style style:name="P225" style:family="paragraph" style:parent-style-name="Standard" style:list-style-name="L1"/>
    <style:style style:name="P226" style:family="paragraph" style:parent-style-name="Standard" style:list-style-name="L1"/>
    <style:style style:name="P227" style:family="paragraph" style:parent-style-name="Standard" style:list-style-name="L1"/>
    <style:style style:name="P228" style:family="paragraph" style:parent-style-name="Standard" style:list-style-name="L1"/>
    <style:style style:name="P229" style:family="paragraph" style:parent-style-name="Standard" style:list-style-name="L1"/>
    <style:style style:name="P230" style:family="paragraph" style:parent-style-name="Standard" style:list-style-name="L1"/>
    <style:style style:name="P231" style:family="paragraph" style:parent-style-name="Standard" style:list-style-name="L1"/>
    <style:style style:name="P232" style:family="paragraph" style:parent-style-name="Standard" style:list-style-name="L1"/>
    <style:style style:name="P233" style:family="paragraph" style:parent-style-name="Standard" style:list-style-name="L1"/>
    <style:style style:name="P234" style:family="paragraph" style:parent-style-name="Standard" style:list-style-name="L1">
      <style:paragraph-properties fo:margin-left="0in" fo:margin-right="0in" fo:text-indent="0in" style:auto-text-indent="false"/>
    </style:style>
    <style:style style:name="P235" style:family="paragraph" style:parent-style-name="Standard" style:list-style-name="L1">
      <style:paragraph-properties fo:margin-left="0in" fo:margin-right="0in" fo:text-indent="0in" style:auto-text-indent="false"/>
    </style:style>
    <style:style style:name="P236" style:family="paragraph" style:parent-style-name="Standard" style:list-style-name="L1">
      <style:paragraph-properties fo:margin-left="0in" fo:margin-right="0in" fo:text-indent="0in" style:auto-text-indent="false"/>
    </style:style>
    <style:style style:name="P237" style:family="paragraph" style:parent-style-name="Standard" style:list-style-name="L1">
      <style:paragraph-properties fo:margin-left="0in" fo:margin-right="0in" fo:text-indent="0in" style:auto-text-indent="false"/>
    </style:style>
    <style:style style:name="P238" style:family="paragraph" style:parent-style-name="Standard" style:list-style-name="L1">
      <style:paragraph-properties fo:margin-left="0in" fo:margin-right="0in" fo:text-indent="0in" style:auto-text-indent="false"/>
    </style:style>
    <style:style style:name="P239" style:family="paragraph" style:parent-style-name="Standard" style:list-style-name="L2">
      <style:paragraph-properties fo:margin-left="0in" fo:margin-right="0in" fo:text-indent="0in" style:auto-text-indent="false"/>
    </style:style>
    <style:style style:name="P240" style:family="paragraph" style:parent-style-name="Standard" style:list-style-name="L2">
      <style:paragraph-properties fo:margin-left="0in" fo:margin-right="0in" fo:text-indent="0in" style:auto-text-indent="false"/>
    </style:style>
    <style:style style:name="P241" style:family="paragraph" style:parent-style-name="Standard" style:list-style-name="L2">
      <style:paragraph-properties fo:margin-left="0in" fo:margin-right="0in" fo:text-indent="0in" style:auto-text-indent="false"/>
    </style:style>
    <style:style style:name="P242" style:family="paragraph" style:parent-style-name="Standard" style:list-style-name="L2">
      <style:paragraph-properties fo:margin-left="0in" fo:margin-right="0in" fo:text-indent="0in" style:auto-text-indent="false"/>
    </style:style>
    <style:style style:name="P243" style:family="paragraph" style:parent-style-name="Standard" style:list-style-name="L2">
      <style:paragraph-properties fo:margin-left="0in" fo:margin-right="0in" fo:text-indent="0in" style:auto-text-indent="false"/>
    </style:style>
    <style:style style:name="P244" style:family="paragraph" style:parent-style-name="Standard" style:list-style-name="L2">
      <style:paragraph-properties fo:margin-left="0in" fo:margin-right="0in" fo:text-indent="0in" style:auto-text-indent="false"/>
    </style:style>
    <style:style style:name="P245" style:family="paragraph" style:parent-style-name="Standard" style:list-style-name="L2">
      <style:paragraph-properties fo:margin-left="0in" fo:margin-right="0in" fo:text-indent="0in" style:auto-text-indent="false"/>
    </style:style>
    <style:style style:name="P246" style:family="paragraph" style:parent-style-name="Standard" style:list-style-name="L2">
      <style:paragraph-properties fo:margin-left="0in" fo:margin-right="0in" fo:text-indent="0in" style:auto-text-indent="false"/>
    </style:style>
    <style:style style:name="P247" style:family="paragraph" style:parent-style-name="Standard" style:list-style-name="L2">
      <style:paragraph-properties fo:margin-left="0in" fo:margin-right="0in" fo:text-indent="0in" style:auto-text-indent="false"/>
    </style:style>
    <style:style style:name="P248" style:family="paragraph" style:parent-style-name="Standard" style:list-style-name="L2">
      <style:paragraph-properties fo:margin-left="0in" fo:margin-right="0in" fo:text-indent="0in" style:auto-text-indent="false"/>
    </style:style>
    <style:style style:name="P249" style:family="paragraph" style:parent-style-name="Standard" style:list-style-name="L2">
      <style:paragraph-properties fo:margin-left="0in" fo:margin-right="0in" fo:text-indent="0in" style:auto-text-indent="false"/>
    </style:style>
    <style:style style:name="P250" style:family="paragraph" style:parent-style-name="Standard" style:list-style-name="L2">
      <style:paragraph-properties fo:margin-left="0in" fo:margin-right="0in" fo:text-indent="0in" style:auto-text-indent="false"/>
    </style:style>
    <style:style style:name="P251" style:family="paragraph" style:parent-style-name="Standard" style:list-style-name="L2">
      <style:paragraph-properties fo:margin-left="0in" fo:margin-right="0in" fo:text-indent="0in" style:auto-text-indent="false"/>
    </style:style>
    <style:style style:name="P252" style:family="paragraph" style:parent-style-name="Standard" style:list-style-name="L2">
      <style:paragraph-properties fo:margin-left="0in" fo:margin-right="0in" fo:text-indent="0in" style:auto-text-indent="false"/>
    </style:style>
    <style:style style:name="P253" style:family="paragraph" style:parent-style-name="Standard" style:list-style-name="L2">
      <style:paragraph-properties fo:margin-left="0in" fo:margin-right="0in" fo:text-indent="0in" style:auto-text-indent="false"/>
    </style:style>
    <style:style style:name="P254" style:family="paragraph" style:parent-style-name="Standard" style:list-style-name="L2">
      <style:paragraph-properties fo:margin-left="0in" fo:margin-right="0in" fo:text-indent="0in" style:auto-text-indent="false"/>
    </style:style>
    <style:style style:name="P255" style:family="paragraph" style:parent-style-name="Standard" style:list-style-name="L2">
      <style:paragraph-properties fo:margin-left="0in" fo:margin-right="0in" fo:text-indent="0in" style:auto-text-indent="false"/>
    </style:style>
    <style:style style:name="P256" style:family="paragraph" style:parent-style-name="Standard" style:list-style-name="L2">
      <style:paragraph-properties fo:margin-left="0in" fo:margin-right="0in" fo:text-indent="0in" style:auto-text-indent="false"/>
    </style:style>
    <style:style style:name="P257" style:family="paragraph" style:parent-style-name="Standard" style:list-style-name="L2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bullet text:level="2" text:style-name="Bullet_20_Symbols" text:bullet-char="●">
        <style:list-level-properties text:space-before="0.5in" text:min-label-width="0.25in"/>
        <style:text-properties style:font-name="Apple Chancery"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 text:consecutive-numbering="true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bullet text:level="2" text:style-name="Bullet_20_Symbols" text:bullet-char="●">
        <style:list-level-properties text:space-before="0.5in" text:min-label-width="0.25in"/>
        <style:text-properties style:font-name="Apple Chancery"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bullet text:level="2" text:style-name="Bullet_20_Symbols" text:bullet-char="●">
        <style:list-level-properties text:space-before="0.5in" text:min-label-width="0.25in"/>
        <style:text-properties style:font-name="Apple Chancery"/>
      </text:list-level-style-bullet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given <text:s/>x, y, ya, z, penalty.</text:p>
        </text:list-item>
        <text:list-item>
          <text:p text:style-name="P1">update x so that it is feasible for bounds and any linear constraints.</text:p>
        </text:list-item>
        <text:list-item>
          <text:p text:style-name="P1">evaluate f, c, g, J and compute norm_c, max_infeas_bar, merit</text:p>
        </text:list-item>
        <text:list-item>
          <text:p text:style-name="P1">iterate = 0, make sure blow-up is not signified</text:p>
        </text:list-item>
        <text:list-item>
          <text:p text:style-name="P5">BEGIN (main loop)</text:p>
        </text:list-item>
        <text:list-item>
          <text:p text:style-name="P7">if ( reverted ) then</text:p>
          <text:p text:style-name="P7"><text:s text:c="6"/>revert = .false.</text:p>
          <text:list>
            <text:list-header>
              <text:p text:style-name="P7">best_mults = 0</text:p>
              <text:p text:style-name="P7">mults_used = 'R'</text:p>
            </text:list-header>
          </text:list>
          <text:p text:style-name="P7"><text:s text:c="5"/>goto 17</text:p>
          <text:p text:style-name="P7">end</text:p>
        </text:list-item>
        <text:list-item>
          <text:p text:style-name="P7">if ( step_accepted <text:s/>.or. <text:s/>iterate = 0 ) then</text:p>
          <text:p text:style-name="P7"><text:s text:c="5"/>compute residuals C_RES_l, C_RES_u, A_RES_l, A_RES_u, X_RES_l, X_RES_u.</text:p>
          <text:p text:style-name="P7">end</text:p>
        </text:list-item>
        <text:list-item>
          <text:p text:style-name="P1">compute J'y and A'ya</text:p>
        </text:list-item>
        <text:list-item>
          <text:p text:style-name="P1">check_optimal at nlp%X with multipliers from nlp%Y, nlp%Y_a, nlp%Z.</text:p>
        </text:list-item>
        <text:list-item>
          <text:p text:style-name="P1">compute optimal_measure_curr.</text:p>
        </text:list-item>
        <text:list-item>
          <text:p text:style-name="P1">if ( iterate = 0 ) then <text:s text:c="2"/>goto 16 <text:s text:c="2"/>end</text:p>
        </text:list-item>
        <text:list-item>
          <text:p text:style-name="P1">compute J'y_p and A'ya_p</text:p>
        </text:list-item>
        <text:list-item>
          <text:p text:style-name="P1">check_optimal at nlp%X with multipliers from predictor subproblem solution.</text:p>
        </text:list-item>
        <text:list-item>
          <text:p text:style-name="P1">compute optimal_measure_pred.</text:p>
        </text:list-item>
        <text:list-item>
          <text:p text:style-name="P1">if ( sqp_computed ) then</text:p>
          <text:p text:style-name="P1"><text:s text:c="5"/>compute J'y_s and A'ya_s</text:p>
          <text:p text:style-name="P1"><text:s text:c="5"/>check_optimal at nlp%X with multipliers from SQP subproblem solution.</text:p>
          <text:p text:style-name="P1"><text:s text:c="5"/>compute optimal_measure_sqp</text:p>
          <text:p text:style-name="P1"><text:s text:c="5"/>if ( optimal_measure_sqp &lt;= 10 * min( optimal_measure_pred, optimal_measure_curr ) ) then</text:p>
          <text:p text:style-name="P1"><text:s text:c="12"/>best_mults = 3</text:p>
          <text:p text:style-name="P1"><text:s text:c="12"/>mults_used = 'S'</text:p>
          <text:list>
            <text:list-item>
              <text:list>
                <text:list-header>
                  <text:p text:style-name="P1">update nlp%Y, nlp%Ya, nlp%Z, primal_vl, dual_vl, comp_vl, optimal_measure from SQP info.</text:p>
                  <text:p text:style-name="P1">update infnorm_Y, Jtv, and Atv with the appropriate data from SQP data.</text:p>
                </text:list-header>
              </text:list>
              <text:p text:style-name="P1">end</text:p>
            </text:list-item>
          </text:list>
          <text:p text:style-name="P1">elseif <text:s/>( optimal_measure_predictor &lt;= 10 * optimal_measure ) then</text:p>
          <text:list>
            <text:list-header>
              <text:p text:style-name="P1">best_mults = 2</text:p>
              <text:p text:style-name="P1">mults_used = 'P'</text:p>
              <text:p text:style-name="P1">update nlp%Y, nlp%Ya, nlp%Z, primal_vl, dual_vl, comp_vl, optimal_measure from predictor info.</text:p>
              <text:p text:style-name="P1">update infnorm_Y, Jtv, and Atv with the appropriate data from predictor data.</text:p>
            </text:list-header>
          </text:list>
          <text:p text:style-name="P1">else</text:p>
          <text:list>
            <text:list-header>
              <text:p text:style-name="P1">best_mults = 1</text:p>
              <text:p text:style-name="P1">mults_used = 'C'</text:p>
              <text:p text:style-name="P1">update primal_vl, dual_vl, comp_vl, optimal_measure from current data info.</text:p>
              <text:p text:style-name="P1">update infnorm_Y, Jtv, and Atv with the appropriate data from current data.</text:p>
            </text:list-header>
          </text:list>
          <text:p text:style-name="P1">end</text:p>
        </text:list-item>
        <text:list-item>
          <text:p text:style-name="P234">Test for convergence.</text:p>
        </text:list-item>
        <text:list-item>
          <text:p text:style-name="P234">Possibly print debugging info for all optimality stuff from steps 6-16.</text:p>
        </text:list-item>
        <text:list-item>
          <text:p text:style-name="P234">If ( optimal .or. iterate = <text:s/>max_iterate ) <text:s/>then <text:s text:c="4"/>go to 20 <text:s text:c="3"/>endif</text:p>
        </text:list-item>
        <text:list-item>
          <text:p text:style-name="P234">if ( check_approximate_minimization ) then</text:p>
          <text:list>
            <text:list-header>
              <text:p text:style-name="P234">call check_subproblem_optimal based on nlp%X, nlp%Y, nlp%Ya, and nlp%Z.</text:p>
            </text:list-header>
          </text:list>
        </text:list-item>
      </text:list>
      <text:list text:style-name="L2">
        <text:list-item>
          <text:list>
            <text:list-header>
              <text:p text:style-name="P239">if ( sub_primal_vl &lt;= sub_stop_p <text:s/>.and. <text:s/>sub_dual_vl &lt;= sub_stop_d <text:s/>.and. .....etc. ) then</text:p>
              <text:list>
                <text:list-header>
                  <text:p text:style-name="P239"><text:s/>merit_first_order = .true.</text:p>
                  <text:p text:style-name="P239">if ( NM%active ) then</text:p>
                  <text:list>
                    <text:list-header>
                      <text:p text:style-name="P239">set NM%fails = 0 and NM%active = .false.</text:p>
                    </text:list-header>
                  </text:list>
                  <text:p text:style-name="P239">end</text:p>
                  <text:p text:style-name="P239">if ( norm_c &lt;= eta ) then</text:p>
                  <text:list>
                    <text:list-header>
                      <text:p text:style-name="P239">decrease eta and update sub_stop_p, sub_stop_d, and sub_stop_c.</text:p>
                      <text:p text:style-name="P239">set change_penalty = ' <text:s text:c="2"/>same'</text:p>
                    </text:list-header>
                  </text:list>
                  <text:p text:style-name="P239">else</text:p>
                  <text:list>
                    <text:list-header>
                      <text:p text:style-name="P239">update sub_stop_p, sub_stop_d, and sub_stop_c.</text:p>
                      <text:p text:style-name="P239">increase penalty parameter</text:p>
                      <text:p text:style-name="P239">set change_penalty = 'increase'</text:p>
                      <text:p text:style-name="P239">reevaluate merit function</text:p>
                    </text:list-header>
                  </text:list>
                  <text:p text:style-name="P239">end</text:p>
                </text:list-header>
              </text:list>
              <text:p text:style-name="P239">else</text:p>
              <text:list>
                <text:list-header>
                  <text:p text:style-name="P239">merit_first_order = .false.</text:p>
                </text:list-header>
              </text:list>
              <text:p text:style-name="P239">end</text:p>
              <text:p text:style-name="P239">possibly print summary of sub_optimal_check.</text:p>
            </text:list-header>
          </text:list>
          <text:p text:style-name="P239">end</text:p>
        </text:list-item>
      </text:list>
      <text:list text:style-name="L1" text:continue-numbering="true">
        <text:list-item>
          <text:p text:style-name="P1">print main summary line: iterate, penalty, merit, primal_vl, dual_vl, comp_vl.</text:p>
        </text:list-item>
        <text:list-item>
          <text:p text:style-name="P1">if (optimal .or. iterate = max_iterate) <text:s/>EXIT</text:p>
        </text:list-item>
        <text:list-item>
          <text:p text:style-name="P1">iterate = iterate + 1</text:p>
        </text:list-item>
        <text:list-item>
          <text:p text:style-name="P1">If ( NM%steps &gt; 0 .and. nlp%m &gt; 0 .and. ~NM%active ) then</text:p>
          <text:list>
            <text:list-header>
              <text:p text:style-name="P1">IF ( want to turn nonmonotone on ) then</text:p>
              <text:list>
                <text:list-header>
                  <text:p text:style-name="P1">NM%active = .true.</text:p>
                  <text:p text:style-name="P1">save X, Y, Ya, Z, F, G, C, Jval, Ax, Bval, Hval?, merit.</text:p>
                  <text:p text:style-name="P1">save penalty, norm_c, TRpred, max_infeas_bar, primal_vl, dual_vl, comp_vl.</text:p>
                  <text:p text:style-name="P1">save C_res_l, C_res_u, A_res_l, A_res_u, X_res_l, X_res_u.</text:p>
                </text:list-header>
              </text:list>
              <text:p text:style-name="P1">end</text:p>
            </text:list-header>
          </text:list>
          <text:p text:style-name="P1">end</text:p>
        </text:list-item>
        <text:list-item>
          <text:p text:style-name="P1">Set steering_good = .false. and need_best_linear = .true.</text:p>
        </text:list-item>
        <text:list-item>
          <text:p text:style-name="P1">While ( ~ steering_good ) do</text:p>
          <text:list>
            <text:list-header>
              <text:p text:style-name="P1">Compute predictor step s_p, inf_norm_s_p, and inf_norm_Y_s_p.</text:p>
              <text:p text:style-name="P1">Compute c+J s_p, norm_c_linearize, and change in linear violation dec_con_viol_s_p.</text:p>
              <text:p text:style-name="P1">if ( nlp%m =0 .or. ( data%NM%active .and. data%NM%fail &gt; 0 ) ) then</text:p>
              <text:list>
                <text:list-header>
                  <text:p text:style-name="P1">steering_good = .true.</text:p>
                  <text:p text:style-name="P1">goto 711</text:p>
                </text:list-header>
              </text:list>
              <text:p text:style-name="P1">end</text:p>
              <text:p text:style-name="P1">If ( norm_c_linearize = 0 ) then</text:p>
              <text:list>
                <text:list-header>
                  <text:p text:style-name="P1">If ( s_p satisfies the second condition ) then</text:p>
                  <text:list>
                    <text:list-header>
                      <text:p text:style-name="P1">steering_good = .true.</text:p>
                    </text:list-header>
                  </text:list>
                  <text:p text:style-name="P1"><text:s/>end</text:p>
                </text:list-header>
              </text:list>
              <text:p text:style-name="P1">else</text:p>
              <text:list>
                <text:list-header>
                  <text:p text:style-name="P1">if ( need_best_linear ) then</text:p>
                  <text:list>
                    <text:list-header>
                      <text:p text:style-name="P1">Compute steering direction s_steer</text:p>
                      <text:p text:style-name="P1">Set need_best_linear = .false.</text:p>
                    </text:list-header>
                  </text:list>
                  <text:p text:style-name="P1">end</text:p>
                  <text:p text:style-name="P1">Compute c+J s_steer, lin_con_vl_s_steer, and decrease_con_viol_s_steer</text:p>
                  <text:p text:style-name="P1">if ( lin_con_viol_s_steer = 0 ) then</text:p>
                  <text:list>
                    <text:list-header>
                      <text:p text:style-name="P1">increase penalty</text:p>
                    </text:list-header>
                  </text:list>
                  <text:p text:style-name="P1">elseif ( dec_lin_con_viol_s_p &gt;= factor * dec_lin_con_viol_s_steer ) then</text:p>
                  <text:list>
                    <text:list-header>
                      <text:p text:style-name="P1">if ( s_p satisfieds the second condition ) then</text:p>
                      <text:list>
                        <text:list-header>
                          <text:p text:style-name="P1">steering_good = .true.</text:p>
                        </text:list-header>
                      </text:list>
                      <text:p text:style-name="P1">else</text:p>
                      <text:list>
                        <text:list-header>
                          <text:p text:style-name="P1">increase penalty</text:p>
                        </text:list-header>
                      </text:list>
                      <text:p text:style-name="P1">end</text:p>
                    </text:list-header>
                  </text:list>
                  <text:p text:style-name="P1">else</text:p>
                  <text:list>
                    <text:list-header>
                      <text:p text:style-name="P1">increase penalty</text:p>
                    </text:list-header>
                  </text:list>
                  <text:p text:style-name="P1">end</text:p>
                </text:list-header>
              </text:list>
              <text:p text:style-name="P1">end</text:p>
              <text:p text:style-name="P1">if ( steering_good = .false. ) then</text:p>
              <text:list>
                <text:list-header>
                  <text:p text:style-name="P1">redefine QPpred%X, QPpred%Y, QPpred%Ya, QPpred%Z, QPpred%G.</text:p>
                </text:list-header>
              </text:list>
              <text:p text:style-name="P1">end</text:p>
              <text:p text:style-name="P1">711 <text:s/>continue</text:p>
            </text:list-header>
          </text:list>
          <text:p text:style-name="P1">end while</text:p>
        </text:list-item>
        <text:list-item>
          <text:p text:style-name="P1">Compute decrease in convex model decreaseB from norm_c, norm_c_linearize. penalty, B, G, and s_p.</text:p>
        </text:list-item>
        <text:list-item>
          <text:p text:style-name="P1">Re-evaluation the merit function since the penalty parameter may have changed.</text:p>
        </text:list-item>
        <text:list-item>
          <text:p text:style-name="P1">Evaluate H at nlp%X and either nlp%Y or QPpred%Y(:nlp%m).</text:p>
        </text:list-item>
        <text:list-item>
          <text:p text:style-name="P1">If ( s_p^T H s_p &lt;= s_p^T B s_p ) then</text:p>
          <text:list>
            <text:list-header>
              <text:p text:style-name="P1"><text:s/>alpha_c = 1</text:p>
            </text:list-header>
          </text:list>
          <text:p text:style-name="P1">else</text:p>
          <text:list>
            <text:list-header>
              <text:p text:style-name="P1">compute necessary info for computing alpha_c.</text:p>
              <text:p text:style-name="P1">call routine get_cauchy_step to get value for alpha_c.</text:p>
            </text:list-header>
          </text:list>
          <text:p text:style-name="P1">end</text:p>
        </text:list-item>
        <text:list-item>
          <text:p text:style-name="P1">inf_norm_s_c = alpha_c * inf_norm_s_p</text:p>
        </text:list-item>
        <text:list-item>
          <text:p text:style-name="P1">Define s_c = alpha_c * s_p.</text:p>
        </text:list-item>
        <text:list-item>
          <text:p text:style-name="P1">Compute c+J s_c, norm_c_linearize (return set of violated and satisfied constraints) and decreaseH_cauchy.</text:p>
        </text:list-item>
        <text:list-item>
          <text:p text:style-name="P1">Decide whether we want to compute an SQP step : sqp_computed.</text:p>
        </text:list-item>
        <text:list-item>
          <text:p text:style-name="P1">IF (sqp_computed ) then</text:p>
          <text:list>
            <text:list-header>
              <text:p text:style-name="P1"><text:s/>Compute A s_c, Ax+A s_c, w_k needed in the descent constraint, and the descent constraint.</text:p>
              <text:p text:style-name="P1"><text:s/>Decide on what level of "SQP correction" to use and compute relevant quantities.</text:p>
              <text:p text:style-name="P1"><text:s/>Solve for SQP step s_s and compute inf_norm_s_s.</text:p>
              <text:p text:style-name="P1">Check descent constraint status : descent_constraint_status.</text:p>
              <text:p text:style-name="P1">If ( descent_constraint_status = 'FX-U' ) then</text:p>
              <text:list>
                <text:list-header>
                  <text:p text:style-name="P1">adjust the SQP multipliers in QPsqp%Y, QPsqp%Ya, and QPsqp%Z.</text:p>
                </text:list-header>
              </text:list>
              <text:p text:style-name="P1">end</text:p>
              <text:p text:style-name="P1">Compute inf_norm_Y_s.</text:p>
              <text:p text:style-name="P1">Define full step s_f = s_c + s_s and inf_norm_s_f.</text:p>
              <text:p text:style-name="P1">Compute J s_f, norm_c_linearize, H s_f, and decreaseH_full.</text:p>
              <text:p text:style-name="P1">if ( decreaseH_full &gt;= factor * decreaseH_cauchy ) then</text:p>
              <text:list>
                <text:list-header>
                  <text:p text:style-name="P1">sqp_good_dec = .true.</text:p>
                  <text:p text:style-name="P1">sqp_ratio_used = .true.</text:p>
                </text:list-header>
              </text:list>
              <text:p text:style-name="P1">else</text:p>
              <text:list>
                <text:list-header>
                  <text:p text:style-name="P1">sqp_good_dec = .false.</text:p>
                  <text:p text:style-name="P1">if ( NM%active .and. NM%num_fail ~= 0 ) then</text:p>
                  <text:list>
                    <text:list-header>
                      <text:p text:style-name="P1">sqp_ratio_used = .true.</text:p>
                    </text:list-header>
                  </text:list>
                  <text:p text:style-name="P1">else</text:p>
                  <text:list>
                    <text:list-header>
                      <text:p text:style-name="P1">sqp_ratio_used = .false. <text:s/>DPR: ???</text:p>
                    </text:list-header>
                  </text:list>
                  <text:p text:style-name="P1">end</text:p>
                </text:list-header>
              </text:list>
              <text:p text:style-name="P1">end</text:p>
            </text:list-header>
          </text:list>
          <text:p text:style-name="P1">else</text:p>
          <text:list>
            <text:list-header>
              <text:p text:style-name="P1">s_s = 0, <text:s text:c="2"/>inf_norm_s_s = 0, <text:s text:c="2"/>inf_norm_Y_s = 0, <text:s text:c="3"/>s_f = s_c, <text:s text:c="3"/>inf_norm_S_f = inf_norm_S_c.</text:p>
              <text:p text:style-name="P1">Set decreaseH_full = decreaseH_c and descent_constraint_status = 'NA'</text:p>
              <text:p text:style-name="P1">set sqp_good_dec = .false. and sqp_ratio_used = .false.</text:p>
            </text:list-header>
          </text:list>
          <text:p text:style-name="P1">end</text:p>
        </text:list-item>
        <text:list-item>
          <text:p text:style-name="P1">if ( sqp_ratio_used ) then</text:p>
          <text:list>
            <text:list-header>
              <text:p text:style-name="P1">evaluate fnew, cnew, norm_cnew, and meritnew at nlp%X + s_f</text:p>
              <text:p text:style-name="P1">if ( NM%active ) then</text:p>
              <text:list>
                <text:list-header>
                  <text:p text:style-name="P1">if ( NM%num_fail = 0 ) then</text:p>
                  <text:list>
                    <text:list-header>
                      <text:p text:style-name="P1">NM%decreaseH = decreaseH_full</text:p>
                    </text:list-header>
                  </text:list>
                  <text:p text:style-name="P1">end</text:p>
                  <text:p text:style-name="P1">ratio = ( revert%merit_revert - meritnew ) / NM%decreaseH </text:p>
                </text:list-header>
              </text:list>
              <text:p text:style-name="P1">else</text:p>
              <text:list>
                <text:list-header>
                  <text:p text:style-name="P1">ratio = ( merit - meritnew ) / decreaseH_full</text:p>
                </text:list-header>
              </text:list>
              <text:p text:style-name="P1">end</text:p>
            </text:list-header>
          </text:list>
          <text:p text:style-name="P1">else</text:p>
        </text:list-item>
      </text:list>
      <text:list text:style-name="L3">
        <text:list-item>
          <text:list>
            <text:list-header>
              <text:p text:style-name="P144">evaluate fnew, cnew, norm_cnew, and meritnew at nlp%X + s_c</text:p>
              <text:p text:style-name="P144">if (NM%active ) then</text:p>
              <text:list>
                <text:list-header>
                  <text:p text:style-name="P144">NM%decreaseH = decreaseH_cauchy</text:p>
                </text:list-header>
              </text:list>
              <text:p text:style-name="P144">end</text:p>
              <text:p text:style-name="P144">ratio = ( merit - meritnew ) / decreaseH_cauchy</text:p>
            </text:list-header>
          </text:list>
        </text:list-item>
      </text:list>
      <text:list text:style-name="L1" text:continue-numbering="true">
        <text:list-header>
          <text:p text:style-name="P1">end</text:p>
        </text:list-header>
        <text:list-item>
          <text:p text:style-name="P1">if ( ratio &gt;= extreme_successful ) then</text:p>
          <text:list>
            <text:list-header>
              <text:p text:style-name="P1">success_string = 'extreme'</text:p>
              <text:p text:style-name="P1">success = 3</text:p>
            </text:list-header>
          </text:list>
          <text:p text:style-name="P1">elseif ( ratio &gt;= very_successful ) then</text:p>
          <text:list>
            <text:list-header>
              <text:p text:style-name="P1">success_string = 'very'</text:p>
              <text:p text:style-name="P1">success = 2</text:p>
            </text:list-header>
          </text:list>
          <text:p text:style-name="P1">elseif ( ratio &gt;= successful ) then</text:p>
          <text:list>
            <text:list-header>
              <text:p text:style-name="P1">success_string = 'success'</text:p>
              <text:p text:style-name="P1">success = 1</text:p>
            </text:list-header>
          </text:list>
          <text:p text:style-name="P1">else</text:p>
          <text:list>
            <text:list-header>
              <text:p text:style-name="P1">success_string = 'failure'</text:p>
              <text:p text:style-name="P1">success = 0</text:p>
            </text:list-header>
          </text:list>
          <text:p text:style-name="P1">end</text:p>
        </text:list-item>
        <text:list-item>
          <text:p text:style-name="P1">If ( blow-up ) then</text:p>
          <text:list>
            <text:list-header>
              <text:p text:style-name="P1">blow_up = .true.</text:p>
            </text:list-header>
          </text:list>
          <text:p text:style-name="P1">else</text:p>
          <text:list>
            <text:list-header>
              <text:p text:style-name="P1">blow_up = .false.</text:p>
            </text:list-header>
          </text:list>
          <text:p text:style-name="P1">end</text:p>
        </text:list-item>
        <text:list-item>
          <text:p text:style-name="P1">if ( NM%active ) then</text:p>
          <text:list>
            <text:list-header>
              <text:p text:style-name="P1">if ( success &gt;= 1 .and. ~blow_up ) then</text:p>
              <text:list>
                <text:list-header>
                  <text:p text:style-name="P1">NM%num_fail = 0</text:p>
                  <text:p text:style-name="P1">NM%active = .false.</text:p>
                  <text:p text:style-name="P1">step_accepted = .true.</text:p>
                  <text:p text:style-name="P1">num_consec_blow_up = 0</text:p>
                </text:list-header>
              </text:list>
              <text:p text:style-name="P1">else</text:p>
              <text:list>
                <text:list-header>
                  <text:p text:style-name="P1">NM%num_fail = NM%num_fail + 1</text:p>
                  <text:p text:style-name="P1">if ( NM%num_fail &lt;= NM_steps ) then</text:p>
                  <text:list>
                    <text:list-header>
                      <text:p text:style-name="P1">step_accepted = .true.</text:p>
                    </text:list-header>
                  </text:list>
                  <text:p text:style-name="P1">else</text:p>
                  <text:list>
                    <text:list-header>
                      <text:p text:style-name="P1">NM%revert = .true.</text:p>
                      <text:p text:style-name="P1">step_accepted = .false.</text:p>
                      <text:p text:style-name="P1">num_consec_blow_ups = num_consec_blow_ups + 1</text:p>
                    </text:list-header>
                  </text:list>
                  <text:p text:style-name="P1">end</text:p>
                </text:list-header>
              </text:list>
              <text:p text:style-name="P1">end</text:p>
            </text:list-header>
          </text:list>
          <text:p text:style-name="P1">else</text:p>
          <text:list>
            <text:list-header>
              <text:p text:style-name="P1">if ( success &gt;= 1 .and. ~blow_up ) then</text:p>
              <text:list>
                <text:list-header>
                  <text:p text:style-name="P1">step_accepted = .true.</text:p>
                  <text:p text:style-name="P1">num_consecutive_blow_up = 0</text:p>
                </text:list-header>
              </text:list>
              <text:p text:style-name="P1">else</text:p>
              <text:list>
                <text:list-header>
                  <text:p text:style-name="P1">step_accepted = .false.</text:p>
                  <text:p text:style-name="P1">if ( blow_up ) then</text:p>
                  <text:list>
                    <text:list-header>
                      <text:p text:style-name="P1">num_consecutive_blow_up = num_consecutive_blow_up + 1</text:p>
                    </text:list-header>
                  </text:list>
                  <text:p text:style-name="P1">end</text:p>
                </text:list-header>
              </text:list>
              <text:p text:style-name="P1">end</text:p>
            </text:list-header>
          </text:list>
          <text:p text:style-name="P1">end</text:p>
        </text:list-item>
        <text:list-item>
          <text:p text:style-name="P1">Print summary of predictor, cauchy, sqp subproblems, and step data.</text:p>
        </text:list-item>
        <text:list-item>
          <text:p text:style-name="P1">If ( NM%revert ) then</text:p>
          <text:list>
            <text:list-header>
              <text:p text:style-name="P1">NMactive = .false. <text:s/>NM%num_fail = 0</text:p>
              <text:p text:style-name="P1">reset : X, Y, Ya, Z, F, C, G, Jval, Ax, Bval, Hval?, merit, norm_c, TRpred, max_infeas_bar, penalty.</text:p>
              <text:p text:style-name="P1">decrease TRpred.</text:p>
              <text:p text:style-name="P1">goto number 42</text:p>
            </text:list-header>
          </text:list>
          <text:p text:style-name="P1">end</text:p>
        </text:list-item>
        <text:list-item>
          <text:p text:style-name="P1">IF ( ~step_accepted ) then</text:p>
          <text:list>
            <text:list-header>
              <text:p text:style-name="P1">if ( success = 0 ) then</text:p>
              <text:list>
                <text:list-header>
                  <text:p text:style-name="P1">decrease TRpred</text:p>
                </text:list-header>
              </text:list>
              <text:p text:style-name="P1">else</text:p>
              <text:list>
                <text:list-header>
                  <text:p text:style-name="P1">look into this ??? <text:s/>DPR ?</text:p>
                </text:list-header>
              </text:list>
              <text:p text:style-name="P1">end</text:p>
            </text:list-header>
          </text:list>
          <text:p text:style-name="P1">else</text:p>
          <text:list>
            <text:list-header>
              <text:p text:style-name="P1">if ( sqp_ratio_used ) then</text:p>
              <text:list>
                <text:list-header>
                  <text:p text:style-name="P1">if ( B_type = 3 ) then</text:p>
                  <text:list>
                    <text:list-header>
                      <text:p text:style-name="P1">compute BFGS%gradLx <text:s/>using multipliers from SQP subproblem.</text:p>
                    </text:list-header>
                  </text:list>
                  <text:p text:style-name="P1">end</text:p>
                  <text:p text:style-name="P1">nlp%X = nlp%X + s_f</text:p>
                </text:list-header>
              </text:list>
              <text:p text:style-name="P1">else</text:p>
              <text:list>
                <text:list-header>
                  <text:p text:style-name="P1">if (B_type = 3 ) then</text:p>
                  <text:list>
                    <text:list-header>
                      <text:p text:style-name="P1">compute BFGS%gradLx <text:s/>using multipliers from predictor subproblem.</text:p>
                    </text:list-header>
                  </text:list>
                  <text:p text:style-name="P1">end</text:p>
                  <text:p text:style-name="P1">nlp%X = nlp%X + s_c</text:p>
                </text:list-header>
              </text:list>
              <text:p text:style-name="P1">end</text:p>
              <text:p text:style-name="P1">F = Fnew, C = Cnew, norm_c = norm_cnew, merit = merit_new</text:p>
              <text:p text:style-name="P1">evaluate G, J, Ax.</text:p>
              <text:p text:style-name="P1">if ( B_type = 3 ) then</text:p>
              <text:list>
                <text:list-header>
                  <text:p text:style-name="P1">if ( sqp_ratio_used ) then</text:p>
                  <text:list>
                    <text:list-header>
                      <text:p text:style-name="P1">compute gradLxnew based on the new X and the multipliers from the SQP subproblem.</text:p>
                    </text:list-header>
                  </text:list>
                  <text:p text:style-name="P1">else</text:p>
                  <text:list>
                    <text:list-header>
                      <text:p text:style-name="P1">compute gradLxnew based on the new X and the multipliers from the predictor subproblem.</text:p>
                    </text:list-header>
                  </text:list>
                  <text:p text:style-name="P1">end</text:p>
                </text:list-header>
              </text:list>
              <text:p text:style-name="P1">end</text:p>
              <text:p text:style-name="P1">if ( NM%active ) then</text:p>
              <text:list>
                <text:list-header>
                  <text:p text:style-name="P1">define TRpred</text:p>
                </text:list-header>
              </text:list>
              <text:p text:style-name="P1">else</text:p>
              <text:list>
                <text:list-header>
                  <text:p text:style-name="P1">define TRpred based on level of success : success = 1,2,3 are only possibilities.</text:p>
                  <text:p text:style-name="P1">possibly adjust max_infeas_bar</text:p>
                  <text:p text:style-name="P1">ensure that TRpred is bigger than some RESET value...signify whether this is needed or not.</text:p>
                </text:list-header>
              </text:list>
              <text:p text:style-name="P1">end</text:p>
            </text:list-header>
          </text:list>
          <text:p text:style-name="P1">end</text:p>
        </text:list-item>
        <text:list-item>
          <text:p text:style-name="P5">END (main loop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pple Chancery" svg:font-family="'Apple Chancery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2311in" fo:margin-right="0.5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9-24T21:20:15</meta:creation-date>
    <dc:date>2008-11-16T20:53:08</dc:date>
    <dc:language>en-US</dc:language>
    <meta:editing-cycles>36</meta:editing-cycles>
    <meta:editing-duration>P2DT2H0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57" meta:word-count="1461" meta:character-count="7922"/>
  </office:meta>
</office:document-meta>
</file>